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0E0000000EF6DE7B786A47818B.png" manifest:media-type="image/png"/>
  <manifest:file-entry manifest:full-path="Pictures/100000010000000E0000000E82F4A65DCD7C83C3.png" manifest:media-type="image/png"/>
  <manifest:file-entry manifest:full-path="Pictures/100000010000000E0000000E49840F92C44469D2.png" manifest:media-type="image/png"/>
  <manifest:file-entry manifest:full-path="Pictures/100000010000000E0000000E93F6F051F770C2C8.png" manifest:media-type="image/png"/>
  <manifest:file-entry manifest:full-path="Pictures/100000010000000E0000000ED020E97B97E8513C.png" manifest:media-type="image/png"/>
  <manifest:file-entry manifest:full-path="Pictures/100000010000000E0000000E82F867AC5D9A6993.png" manifest:media-type="image/png"/>
  <manifest:file-entry manifest:full-path="Pictures/100000010000000E0000000E22AB3B7107A0A568.png" manifest:media-type="image/png"/>
  <manifest:file-entry manifest:full-path="Pictures/100000010000000E0000000EA53F2592EBEF15D6.png" manifest:media-type="image/png"/>
  <manifest:file-entry manifest:full-path="Pictures/100000010000000E0000000E24EB99251F6781C4.png" manifest:media-type="image/png"/>
  <manifest:file-entry manifest:full-path="Pictures/100000010000000E0000000EE8379D450BE73CD8.png" manifest:media-type="image/png"/>
  <manifest:file-entry manifest:full-path="Pictures/100000010000000E0000000E09075DFAE14007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DejaVu Sans Mono" officeooo:rsid="00157566" officeooo:paragraph-rsid="00157566"/>
    </style:style>
    <style:style style:name="P2" style:family="paragraph" style:parent-style-name="Standard">
      <style:paragraph-properties fo:line-height="115%"/>
      <style:text-properties style:font-name="DejaVu Sans Mono" officeooo:rsid="00157566" officeooo:paragraph-rsid="00174e45"/>
    </style:style>
    <style:style style:name="P3" style:family="paragraph" style:parent-style-name="Standard">
      <style:paragraph-properties fo:line-height="115%"/>
      <style:text-properties style:font-name="DejaVu Sans Mono" officeooo:rsid="00157566" officeooo:paragraph-rsid="0019422d"/>
    </style:style>
    <style:style style:name="P4" style:family="paragraph" style:parent-style-name="Standard">
      <style:paragraph-properties fo:line-height="115%"/>
      <style:text-properties style:font-name="DejaVu Sans Mono" officeooo:rsid="00157566" officeooo:paragraph-rsid="001a5b1c"/>
    </style:style>
    <style:style style:name="P5" style:family="paragraph" style:parent-style-name="Standard">
      <style:paragraph-properties fo:line-height="115%"/>
      <style:text-properties style:font-name="DejaVu Sans Mono" officeooo:rsid="00157566" officeooo:paragraph-rsid="00248292"/>
    </style:style>
    <style:style style:name="P6" style:family="paragraph" style:parent-style-name="Standard">
      <style:paragraph-properties fo:line-height="115%"/>
      <style:text-properties style:font-name="DejaVu Sans Mono" officeooo:rsid="00157566" officeooo:paragraph-rsid="0028af28"/>
    </style:style>
    <style:style style:name="P7" style:family="paragraph" style:parent-style-name="Standard">
      <style:paragraph-properties fo:line-height="115%"/>
      <style:text-properties style:font-name="DejaVu Sans Mono" officeooo:rsid="00157566" officeooo:paragraph-rsid="002dc808"/>
    </style:style>
    <style:style style:name="P8" style:family="paragraph" style:parent-style-name="Standard">
      <style:paragraph-properties fo:line-height="115%"/>
      <style:text-properties style:font-name="DejaVu Sans Mono" officeooo:rsid="00157566" officeooo:paragraph-rsid="002f3adc"/>
    </style:style>
    <style:style style:name="P9" style:family="paragraph" style:parent-style-name="Standard">
      <style:paragraph-properties fo:line-height="115%"/>
      <style:text-properties style:font-name="DejaVu Sans Mono" officeooo:rsid="00157566" officeooo:paragraph-rsid="0030917c"/>
    </style:style>
    <style:style style:name="P10" style:family="paragraph" style:parent-style-name="Standard">
      <style:paragraph-properties fo:line-height="115%"/>
      <style:text-properties style:font-name="DejaVu Sans Mono" officeooo:rsid="00157566" officeooo:paragraph-rsid="003403b4"/>
    </style:style>
    <style:style style:name="P11" style:family="paragraph" style:parent-style-name="Standard">
      <style:paragraph-properties fo:line-height="115%"/>
      <style:text-properties style:font-name="DejaVu Sans Mono" officeooo:rsid="00157566" officeooo:paragraph-rsid="00365144"/>
    </style:style>
    <style:style style:name="P12" style:family="paragraph" style:parent-style-name="Standard">
      <style:paragraph-properties fo:line-height="115%" fo:text-align="center" style:justify-single-word="false"/>
      <style:text-properties style:font-name="DejaVu Sans Mono" fo:font-weight="bold" officeooo:rsid="00157566" officeooo:paragraph-rsid="00157566" style:font-weight-asian="bold" style:font-weight-complex="bold"/>
    </style:style>
    <style:style style:name="P13" style:family="paragraph" style:parent-style-name="Standard">
      <style:paragraph-properties fo:line-height="115%"/>
      <style:text-properties style:font-name="DejaVu Sans Mono" fo:font-style="italic" style:text-underline-style="solid" style:text-underline-width="auto" style:text-underline-color="font-color" fo:font-weight="bold" officeooo:rsid="00174e45" officeooo:paragraph-rsid="00174e45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line-height="115%"/>
      <style:text-properties style:font-name="DejaVu Sans Mono"/>
    </style:style>
    <style:style style:name="P15" style:family="paragraph" style:parent-style-name="Standard">
      <style:paragraph-properties fo:line-height="115%"/>
      <style:text-properties style:font-name="DejaVu Sans Mono" officeooo:paragraph-rsid="00157566"/>
    </style:style>
    <style:style style:name="P16" style:family="paragraph" style:parent-style-name="Standard">
      <style:paragraph-properties fo:line-height="115%"/>
      <style:text-properties style:font-name="DejaVu Sans Mono" officeooo:rsid="00157566" officeooo:paragraph-rsid="001a5b1c"/>
    </style:style>
    <style:style style:name="P17" style:family="paragraph" style:parent-style-name="Standard">
      <style:paragraph-properties fo:line-height="115%"/>
      <style:text-properties style:font-name="DejaVu Sans Mono" officeooo:rsid="00157566" officeooo:paragraph-rsid="003f3f7a"/>
    </style:style>
    <style:style style:name="P18" style:family="paragraph" style:parent-style-name="Standard">
      <style:paragraph-properties fo:line-height="115%"/>
      <style:text-properties style:font-name="DejaVu Sans Mono" officeooo:rsid="00157566" officeooo:paragraph-rsid="0048d2cb"/>
    </style:style>
    <style:style style:name="P19" style:family="paragraph" style:parent-style-name="Standard">
      <style:paragraph-properties fo:line-height="115%"/>
      <style:text-properties style:font-name="DejaVu Sans Mono" officeooo:rsid="00157566" officeooo:paragraph-rsid="004ec0f3"/>
    </style:style>
    <style:style style:name="P20" style:family="paragraph" style:parent-style-name="Standard">
      <style:paragraph-properties fo:line-height="115%"/>
      <style:text-properties style:font-name="DejaVu Sans Mono" officeooo:rsid="00157566" officeooo:paragraph-rsid="005245be"/>
    </style:style>
    <style:style style:name="P21" style:family="paragraph" style:parent-style-name="Standard">
      <style:paragraph-properties fo:line-height="115%"/>
      <style:text-properties style:font-name="DejaVu Sans Mono" officeooo:rsid="00157566" officeooo:paragraph-rsid="005254ba"/>
    </style:style>
    <style:style style:name="P22" style:family="paragraph" style:parent-style-name="Standard">
      <style:paragraph-properties fo:line-height="115%"/>
      <style:text-properties style:font-name="DejaVu Sans Mono" officeooo:rsid="00157566" officeooo:paragraph-rsid="00596b22"/>
    </style:style>
    <style:style style:name="P23" style:family="paragraph" style:parent-style-name="Standard">
      <style:paragraph-properties fo:line-height="115%"/>
      <style:text-properties style:font-name="DejaVu Sans Mono" officeooo:rsid="00157566" officeooo:paragraph-rsid="005b286c"/>
    </style:style>
    <style:style style:name="P24" style:family="paragraph" style:parent-style-name="Standard">
      <style:paragraph-properties fo:line-height="115%"/>
      <style:text-properties style:font-name="DejaVu Sans Mono" officeooo:rsid="00157566" officeooo:paragraph-rsid="005cfc75"/>
    </style:style>
    <style:style style:name="P25" style:family="paragraph" style:parent-style-name="Standard">
      <style:paragraph-properties fo:line-height="115%"/>
      <style:text-properties style:font-name="DejaVu Sans Mono" officeooo:rsid="00157566" officeooo:paragraph-rsid="0060de96"/>
    </style:style>
    <style:style style:name="P26" style:family="paragraph" style:parent-style-name="Standard">
      <style:paragraph-properties fo:line-height="115%"/>
      <style:text-properties style:font-name="DejaVu Sans Mono" officeooo:rsid="00157566" officeooo:paragraph-rsid="0061d68b"/>
    </style:style>
    <style:style style:name="P27" style:family="paragraph" style:parent-style-name="Standard">
      <style:paragraph-properties fo:line-height="115%"/>
      <style:text-properties style:font-name="DejaVu Sans Mono" officeooo:rsid="00157566" officeooo:paragraph-rsid="00670ed6"/>
    </style:style>
    <style:style style:name="P28" style:family="paragraph" style:parent-style-name="Standard">
      <style:paragraph-properties fo:line-height="115%"/>
      <style:text-properties style:font-name="DejaVu Sans Mono" officeooo:rsid="00157566" officeooo:paragraph-rsid="0068cad0"/>
    </style:style>
    <style:style style:name="P29" style:family="paragraph" style:parent-style-name="Standard">
      <style:paragraph-properties fo:line-height="115%"/>
      <style:text-properties style:font-name="DejaVu Sans Mono" officeooo:rsid="00157566" officeooo:paragraph-rsid="0069ff56"/>
    </style:style>
    <style:style style:name="P30" style:family="paragraph" style:parent-style-name="Standard">
      <style:paragraph-properties fo:line-height="115%"/>
      <style:text-properties style:font-name="DejaVu Sans Mono" officeooo:rsid="00157566" officeooo:paragraph-rsid="006be270"/>
    </style:style>
    <style:style style:name="P31" style:family="paragraph" style:parent-style-name="Standard">
      <style:paragraph-properties fo:line-height="115%"/>
      <style:text-properties style:font-name="DejaVu Sans Mono" fo:font-style="italic" style:text-underline-style="solid" style:text-underline-width="auto" style:text-underline-color="font-color" fo:font-weight="bold" officeooo:rsid="00174e45" officeooo:paragraph-rsid="0050d765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line-height="115%" fo:break-before="page"/>
      <style:text-properties style:font-name="DejaVu Sans Mono" fo:font-style="italic" style:text-underline-style="solid" style:text-underline-width="auto" style:text-underline-color="font-color" fo:font-weight="bold" officeooo:rsid="003f3f7a" officeooo:paragraph-rsid="003f3f7a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line-height="115%"/>
      <style:text-properties style:font-name="DejaVu Sans Mono" officeooo:rsid="003f3f7a" officeooo:paragraph-rsid="003f3f7a"/>
    </style:style>
    <style:style style:name="P34" style:family="paragraph" style:parent-style-name="Standard">
      <style:paragraph-properties fo:line-height="115%"/>
      <style:text-properties style:font-name="DejaVu Sans Mono" officeooo:rsid="0042cccc" officeooo:paragraph-rsid="0042cccc"/>
    </style:style>
    <style:style style:name="T1" style:family="text">
      <style:text-properties style:font-name-asian="DejaVu Sans Mono" style:font-name-complex="DejaVu Sans Mono"/>
    </style:style>
    <style:style style:name="T2" style:family="text">
      <style:text-properties officeooo:rsid="00174e45" style:font-name-asian="DejaVu Sans Mono" style:font-name-complex="DejaVu Sans Mono"/>
    </style:style>
    <style:style style:name="T3" style:family="text">
      <style:text-properties officeooo:rsid="001a5b1c" style:font-name-asian="DejaVu Sans Mono" style:font-name-complex="DejaVu Sans Mono"/>
    </style:style>
    <style:style style:name="T4" style:family="text">
      <style:text-properties officeooo:rsid="001b5e2b" style:font-name-asian="DejaVu Sans Mono" style:font-name-complex="DejaVu Sans Mono"/>
    </style:style>
    <style:style style:name="T5" style:family="text">
      <style:text-properties officeooo:rsid="001dcb74" style:font-name-asian="DejaVu Sans Mono" style:font-name-complex="DejaVu Sans Mono"/>
    </style:style>
    <style:style style:name="T6" style:family="text">
      <style:text-properties officeooo:rsid="0020dc57" style:font-name-asian="DejaVu Sans Mono" style:font-name-complex="DejaVu Sans Mono"/>
    </style:style>
    <style:style style:name="T7" style:family="text">
      <style:text-properties officeooo:rsid="0023b887" style:font-name-asian="DejaVu Sans Mono" style:font-name-complex="DejaVu Sans Mono"/>
    </style:style>
    <style:style style:name="T8" style:family="text">
      <style:text-properties officeooo:rsid="00248292" style:font-name-asian="DejaVu Sans Mono" style:font-name-complex="DejaVu Sans Mono"/>
    </style:style>
    <style:style style:name="T9" style:family="text">
      <style:text-properties officeooo:rsid="0024e8da" style:font-name-asian="DejaVu Sans Mono" style:font-name-complex="DejaVu Sans Mono"/>
    </style:style>
    <style:style style:name="T10" style:family="text">
      <style:text-properties officeooo:rsid="0024f412" style:font-name-asian="DejaVu Sans Mono" style:font-name-complex="DejaVu Sans Mono"/>
    </style:style>
    <style:style style:name="T11" style:family="text">
      <style:text-properties officeooo:rsid="00263454" style:font-name-asian="DejaVu Sans Mono" style:font-name-complex="DejaVu Sans Mono"/>
    </style:style>
    <style:style style:name="T12" style:family="text">
      <style:text-properties officeooo:rsid="00272e00" style:font-name-asian="DejaVu Sans Mono" style:font-name-complex="DejaVu Sans Mono"/>
    </style:style>
    <style:style style:name="T13" style:family="text">
      <style:text-properties officeooo:rsid="00273ceb" style:font-name-asian="DejaVu Sans Mono" style:font-name-complex="DejaVu Sans Mono"/>
    </style:style>
    <style:style style:name="T14" style:family="text">
      <style:text-properties officeooo:rsid="0028af28" style:font-name-asian="DejaVu Sans Mono" style:font-name-complex="DejaVu Sans Mono"/>
    </style:style>
    <style:style style:name="T15" style:family="text">
      <style:text-properties officeooo:rsid="002d04a2" style:font-name-asian="DejaVu Sans Mono" style:font-name-complex="DejaVu Sans Mono"/>
    </style:style>
    <style:style style:name="T16" style:family="text">
      <style:text-properties officeooo:rsid="0033f881" style:font-name-asian="DejaVu Sans Mono" style:font-name-complex="DejaVu Sans Mono"/>
    </style:style>
    <style:style style:name="T17" style:family="text">
      <style:text-properties officeooo:rsid="00347436" style:font-name-asian="DejaVu Sans Mono" style:font-name-complex="DejaVu Sans Mono"/>
    </style:style>
    <style:style style:name="T18" style:family="text">
      <style:text-properties officeooo:rsid="0035227b" style:font-name-asian="DejaVu Sans Mono" style:font-name-complex="DejaVu Sans Mono"/>
    </style:style>
    <style:style style:name="T19" style:family="text">
      <style:text-properties officeooo:rsid="00365144" style:font-name-asian="DejaVu Sans Mono" style:font-name-complex="DejaVu Sans Mono"/>
    </style:style>
    <style:style style:name="T20" style:family="text">
      <style:text-properties officeooo:rsid="00157566" style:font-name-asian="DejaVu Sans Mono" style:font-name-complex="DejaVu Sans Mono"/>
    </style:style>
    <style:style style:name="T21" style:family="text">
      <style:text-properties officeooo:rsid="003b6dee" style:font-name-asian="DejaVu Sans Mono" style:font-name-complex="DejaVu Sans Mono"/>
    </style:style>
    <style:style style:name="T22" style:family="text">
      <style:text-properties officeooo:rsid="003cd165" style:font-name-asian="DejaVu Sans Mono" style:font-name-complex="DejaVu Sans Mono"/>
    </style:style>
    <style:style style:name="T23" style:family="text">
      <style:text-properties officeooo:rsid="003d8443" style:font-name-asian="DejaVu Sans Mono" style:font-name-complex="DejaVu Sans Mono"/>
    </style:style>
    <style:style style:name="T24" style:family="text">
      <style:text-properties officeooo:rsid="003e82da" style:font-name-asian="DejaVu Sans Mono" style:font-name-complex="DejaVu Sans Mono"/>
    </style:style>
    <style:style style:name="T25" style:family="text">
      <style:text-properties officeooo:rsid="003f3f7a" style:font-name-asian="DejaVu Sans Mono" style:font-name-complex="DejaVu Sans Mono"/>
    </style:style>
    <style:style style:name="T26" style:family="text">
      <style:text-properties officeooo:rsid="0044b24b" style:font-name-asian="DejaVu Sans Mono" style:font-name-complex="DejaVu Sans Mono"/>
    </style:style>
    <style:style style:name="T27" style:family="text">
      <style:text-properties officeooo:rsid="00476cb1" style:font-name-asian="DejaVu Sans Mono" style:font-name-complex="DejaVu Sans Mono"/>
    </style:style>
    <style:style style:name="T28" style:family="text">
      <style:text-properties officeooo:rsid="0048d2cb" style:font-name-asian="DejaVu Sans Mono" style:font-name-complex="DejaVu Sans Mono"/>
    </style:style>
    <style:style style:name="T29" style:family="text">
      <style:text-properties officeooo:rsid="004a5742" style:font-name-asian="DejaVu Sans Mono" style:font-name-complex="DejaVu Sans Mono"/>
    </style:style>
    <style:style style:name="T30" style:family="text">
      <style:text-properties officeooo:rsid="004c02e4" style:font-name-asian="DejaVu Sans Mono" style:font-name-complex="DejaVu Sans Mono"/>
    </style:style>
    <style:style style:name="T31" style:family="text">
      <style:text-properties officeooo:rsid="004d7a0f" style:font-name-asian="DejaVu Sans Mono" style:font-name-complex="DejaVu Sans Mono"/>
    </style:style>
    <style:style style:name="T32" style:family="text">
      <style:text-properties officeooo:rsid="004ef32e" style:font-name-asian="DejaVu Sans Mono" style:font-name-complex="DejaVu Sans Mono"/>
    </style:style>
    <style:style style:name="T33" style:family="text">
      <style:text-properties officeooo:rsid="0045e318" style:font-name-asian="DejaVu Sans Mono" style:font-name-complex="DejaVu Sans Mono"/>
    </style:style>
    <style:style style:name="T34" style:family="text">
      <style:text-properties officeooo:rsid="0050d765" style:font-name-asian="DejaVu Sans Mono" style:font-name-complex="DejaVu Sans Mono"/>
    </style:style>
    <style:style style:name="T35" style:family="text">
      <style:text-properties officeooo:rsid="005254ba" style:font-name-asian="DejaVu Sans Mono" style:font-name-complex="DejaVu Sans Mono"/>
    </style:style>
    <style:style style:name="T36" style:family="text">
      <style:text-properties officeooo:rsid="00541967" style:font-name-asian="DejaVu Sans Mono" style:font-name-complex="DejaVu Sans Mono"/>
    </style:style>
    <style:style style:name="T37" style:family="text">
      <style:text-properties officeooo:rsid="00571da2" style:font-name-asian="DejaVu Sans Mono" style:font-name-complex="DejaVu Sans Mono"/>
    </style:style>
    <style:style style:name="T38" style:family="text">
      <style:text-properties officeooo:rsid="005cfc75" style:font-name-asian="DejaVu Sans Mono" style:font-name-complex="DejaVu Sans Mono"/>
    </style:style>
    <style:style style:name="T39" style:family="text">
      <style:text-properties officeooo:rsid="0060c592" style:font-name-asian="DejaVu Sans Mono" style:font-name-complex="DejaVu Sans Mono"/>
    </style:style>
    <style:style style:name="T40" style:family="text">
      <style:text-properties officeooo:rsid="0060de96" style:font-name-asian="DejaVu Sans Mono" style:font-name-complex="DejaVu Sans Mono"/>
    </style:style>
    <style:style style:name="T41" style:family="text">
      <style:text-properties officeooo:rsid="006140ad" style:font-name-asian="DejaVu Sans Mono" style:font-name-complex="DejaVu Sans Mono"/>
    </style:style>
    <style:style style:name="T42" style:family="text">
      <style:text-properties officeooo:rsid="00621955" style:font-name-asian="DejaVu Sans Mono" style:font-name-complex="DejaVu Sans Mono"/>
    </style:style>
    <style:style style:name="T43" style:family="text">
      <style:text-properties officeooo:rsid="00640f59" style:font-name-asian="DejaVu Sans Mono" style:font-name-complex="DejaVu Sans Mono"/>
    </style:style>
    <style:style style:name="T44" style:family="text">
      <style:text-properties officeooo:rsid="00643bd5" style:font-name-asian="DejaVu Sans Mono" style:font-name-complex="DejaVu Sans Mono"/>
    </style:style>
    <style:style style:name="T45" style:family="text">
      <style:text-properties officeooo:rsid="0068cad0" style:font-name-asian="DejaVu Sans Mono" style:font-name-complex="DejaVu Sans Mono"/>
    </style:style>
    <style:style style:name="T46" style:family="text">
      <style:text-properties officeooo:rsid="0069ff56" style:font-name-asian="DejaVu Sans Mono" style:font-name-complex="DejaVu Sans Mono"/>
    </style:style>
    <style:style style:name="T47" style:family="text">
      <style:text-properties officeooo:rsid="006be270" style:font-name-asian="DejaVu Sans Mono" style:font-name-complex="DejaVu Sans Mono"/>
    </style:style>
    <style:style style:name="T48" style:family="text">
      <style:text-properties fo:color="#8d2323" loext:opacity="100%" style:font-name-asian="DejaVu Sans Mono" style:font-name-complex="DejaVu Sans Mono"/>
    </style:style>
    <style:style style:name="T49" style:family="text">
      <style:text-properties fo:color="#8d2323" loext:opacity="100%" officeooo:rsid="00174e45" style:font-name-asian="DejaVu Sans Mono" style:font-name-complex="DejaVu Sans Mono"/>
    </style:style>
    <style:style style:name="T50" style:family="text">
      <style:text-properties fo:color="#8d2323" loext:opacity="100%" officeooo:rsid="00621955" style:font-name-asian="DejaVu Sans Mono" style:font-name-complex="DejaVu Sans Mono"/>
    </style:style>
    <style:style style:name="T51" style:family="text">
      <style:text-properties fo:color="#8d2323" loext:opacity="100%" officeooo:rsid="00640f59" style:font-name-asian="DejaVu Sans Mono" style:font-name-complex="DejaVu Sans Mono"/>
    </style:style>
    <style:style style:name="T52" style:family="text">
      <style:text-properties fo:color="#8d2323" loext:opacity="100%" officeooo:rsid="00643bd5" style:font-name-asian="DejaVu Sans Mono" style:font-name-complex="DejaVu Sans Mono"/>
    </style:style>
    <style:style style:name="T53" style:family="text">
      <style:text-properties fo:color="#8d2323" loext:opacity="100%" fo:font-size="7pt" style:font-name-asian="DejaVu Sans Mono" style:font-size-asian="7pt" style:font-name-complex="DejaVu Sans Mono" style:font-size-complex="7pt"/>
    </style:style>
    <style:style style:name="T54" style:family="text">
      <style:text-properties officeooo:rsid="0017c731"/>
    </style:style>
    <style:style style:name="T55" style:family="text">
      <style:text-properties style:use-window-font-color="true" loext:opacity="0%" style:font-name-asian="DejaVu Sans Mono" style:font-name-complex="DejaVu Sans Mono"/>
    </style:style>
    <style:style style:name="T56" style:family="text">
      <style:text-properties fo:color="#23238d" loext:opacity="100%" style:font-name-asian="DejaVu Sans Mono" style:font-name-complex="DejaVu Sans Mono"/>
    </style:style>
    <style:style style:name="T57" style:family="text">
      <style:text-properties fo:color="#238d23" loext:opacity="100%" style:font-name-asian="DejaVu Sans Mono" style:font-name-complex="DejaVu Sans Mono"/>
    </style:style>
    <style:style style:name="T58" style:family="text">
      <style:text-properties fo:color="#238d23" loext:opacity="100%" officeooo:rsid="00174e45" style:font-name-asian="DejaVu Sans Mono" style:font-name-complex="DejaVu Sans Mono"/>
    </style:style>
    <style:style style:name="T59" style:family="text">
      <style:text-properties fo:color="#8d8d23" loext:opacity="100%" style:font-name-asian="DejaVu Sans Mono" style:font-name-complex="DejaVu Sans Mono"/>
    </style:style>
    <style:style style:name="T60" style:family="text">
      <style:text-properties fo:color="#67671a" loext:opacity="100%" style:font-name-asian="DejaVu Sans Mono" style:font-name-complex="DejaVu Sans Mono"/>
    </style:style>
    <style:style style:name="T61" style:family="text">
      <style:text-properties fo:color="#b4b4b4" loext:opacity="100%" style:font-name-asian="DejaVu Sans Mono" style:font-name-complex="DejaVu Sans Mono"/>
    </style:style>
    <style:style style:name="T62" style:family="text">
      <style:text-properties fo:color="#8d8d8d" loext:opacity="100%" style:font-name-asian="DejaVu Sans Mono" style:font-name-complex="DejaVu Sans Mono"/>
    </style:style>
    <style:style style:name="T63" style:family="text">
      <style:text-properties fo:color="#8d8d8d" loext:opacity="100%" officeooo:rsid="00174e45" style:font-name-asian="DejaVu Sans Mono" style:font-name-complex="DejaVu Sans Mono"/>
    </style:style>
    <style:style style:name="T64" style:family="text">
      <style:text-properties fo:color="#444444" loext:opacity="100%" style:font-name-asian="DejaVu Sans Mono" style:font-name-complex="DejaVu Sans Mono"/>
    </style:style>
    <style:style style:name="T65" style:family="text">
      <style:text-properties fo:color="#5c5c5c" loext:opacity="100%" style:font-name-asian="DejaVu Sans Mono" style:font-name-complex="DejaVu Sans Mono"/>
    </style:style>
    <style:style style:name="T66" style:family="text">
      <style:text-properties fo:color="#44440c" loext:opacity="100%" style:font-name-asian="DejaVu Sans Mono" style:font-name-complex="DejaVu Sans Mono"/>
    </style:style>
    <style:style style:name="T67" style:family="text">
      <style:text-properties fo:color="#3c0b0a" loext:opacity="100%" style:font-name-asian="DejaVu Sans Mono" style:font-name-complex="DejaVu Sans Mono"/>
    </style:style>
    <style:style style:name="T68" style:family="text">
      <style:text-properties fo:color="#0b0b3b" loext:opacity="100%" style:font-name-asian="DejaVu Sans Mono" style:font-name-complex="DejaVu Sans Mono"/>
    </style:style>
    <style:style style:name="T69" style:family="text">
      <style:text-properties fo:color="#2d0606" loext:opacity="100%" style:font-name-asian="DejaVu Sans Mono" style:font-name-complex="DejaVu Sans Mono"/>
    </style:style>
    <style:style style:name="T70" style:family="text">
      <style:text-properties fo:color="#05052c" loext:opacity="100%" style:font-name-asian="DejaVu Sans Mono" style:font-name-complex="DejaVu Sans Mono"/>
    </style:style>
    <style:style style:name="T71" style:family="text">
      <style:text-properties fo:color="#0a2c08" loext:opacity="100%" style:font-name-asian="DejaVu Sans Mono" style:font-name-complex="DejaVu Sans Mono"/>
    </style:style>
    <style:style style:name="T72" style:family="text">
      <style:text-properties fo:color="#238d8d" loext:opacity="100%" style:font-name-asian="DejaVu Sans Mono" style:font-name-complex="DejaVu Sans Mono"/>
    </style:style>
    <style:style style:name="T73" style:family="text">
      <style:text-properties fo:font-style="italic" style:text-underline-style="solid" style:text-underline-width="auto" style:text-underline-color="font-color" fo:font-weight="bold" style:font-name-asian="DejaVu Sans Mono" style:font-style-asian="italic" style:font-weight-asian="bold" style:font-name-complex="DejaVu Sans Mono" style:font-style-complex="italic" style:font-weight-complex="bold"/>
    </style:style>
    <style:style style:name="T74" style:family="text">
      <style:text-properties fo:font-style="italic" style:text-underline-style="solid" style:text-underline-width="auto" style:text-underline-color="font-color" fo:font-weight="bold" officeooo:rsid="00174e45" style:font-name-asian="DejaVu Sans Mono" style:font-style-asian="italic" style:font-weight-asian="bold" style:font-name-complex="DejaVu Sans Mono" style:font-style-complex="italic" style:font-weight-complex="bold"/>
    </style:style>
    <style:style style:name="T75" style:family="text">
      <style:text-properties fo:color="#ffffff" loext:opacity="100%" style:font-name-asian="DejaVu Sans Mono" style:font-name-complex="DejaVu Sans Mono"/>
    </style:style>
    <style:style style:name="T76" style:family="text">
      <style:text-properties fo:color="#eeeece" loext:opacity="100%" style:font-name-asian="DejaVu Sans Mono" style:font-name-complex="DejaVu Sans Mono"/>
    </style:style>
    <style:style style:name="T77" style:family="text">
      <style:text-properties fo:color="#272727" loext:opacity="100%" style:font-name-asian="DejaVu Sans Mono" style:font-name-complex="DejaVu Sans Mono"/>
    </style:style>
    <style:style style:name="T78" style:family="text">
      <style:text-properties fo:color="#a5a5a5" loext:opacity="100%" style:font-name-asian="DejaVu Sans Mono" style:font-name-complex="DejaVu Sans Mono"/>
    </style:style>
    <style:style style:name="T79" style:family="text">
      <style:text-properties fo:color="#a5a5a5" loext:opacity="100%" officeooo:rsid="00640f59" style:font-name-asian="DejaVu Sans Mono" style:font-name-complex="DejaVu Sans Mono"/>
    </style:style>
    <style:style style:name="T80" style:family="text">
      <style:text-properties fo:color="#a5a5a5" loext:opacity="100%" officeooo:rsid="00643bd5" style:font-name-asian="DejaVu Sans Mono" style:font-name-complex="DejaVu Sans Mono"/>
    </style:style>
    <style:style style:name="T81" style:family="text">
      <style:text-properties fo:color="#e6e6e6" loext:opacity="100%" style:font-name-asian="DejaVu Sans Mono" style:font-name-complex="DejaVu Sans Mono"/>
    </style:style>
    <style:style style:name="T82" style:family="text">
      <style:text-properties fo:color="#a0a097" loext:opacity="100%" style:font-name-asian="DejaVu Sans Mono" style:font-name-complex="DejaVu Sans Mono"/>
    </style:style>
    <style:style style:name="T83" style:family="text">
      <style:text-properties fo:color="#dcdcc8" loext:opacity="100%" officeooo:rsid="00174e45" style:font-name-asian="DejaVu Sans Mono" style:font-name-complex="DejaVu Sans Mono"/>
    </style:style>
    <style:style style:name="T84" style:family="text">
      <style:text-properties fo:color="#4ba54b" loext:opacity="100%" style:font-name-asian="DejaVu Sans Mono" style:font-name-complex="DejaVu Sans Mono"/>
    </style:style>
    <style:style style:name="T85" style:family="text">
      <style:text-properties fo:color="#4b4ba5" loext:opacity="100%" style:font-name-asian="DejaVu Sans Mono" style:font-name-complex="DejaVu Sans Mono"/>
    </style:style>
    <style:style style:name="T86" style:family="text">
      <style:text-properties fo:color="#a54b4b" loext:opacity="100%" style:font-name-asian="DejaVu Sans Mono" style:font-name-complex="DejaVu Sans Mono"/>
    </style:style>
    <style:style style:name="T87" style:family="text">
      <style:text-properties fo:color="#a54b4b" loext:opacity="100%" officeooo:rsid="00621955" style:font-name-asian="DejaVu Sans Mono" style:font-name-complex="DejaVu Sans Mono"/>
    </style:style>
    <style:style style:name="T88" style:family="text">
      <style:text-properties fo:color="#a5a54b" loext:opacity="100%" style:font-name-asian="DejaVu Sans Mono" style:font-name-complex="DejaVu Sans Mono"/>
    </style:style>
    <style:style style:name="T89" style:family="text">
      <style:text-properties officeooo:rsid="0045e318"/>
    </style:style>
    <style:style style:name="T90" style:family="text">
      <style:text-properties fo:color="#1dfebf" loext:opacity="100%" style:font-name-asian="DejaVu Sans Mono" style:font-name-complex="DejaVu Sans Mono"/>
    </style:style>
    <style:style style:name="T91" style:family="text">
      <style:text-properties fo:color="#000000" loext:opacity="100%" style:font-name-asian="DejaVu Sans Mono" style:font-name-complex="DejaVu Sans Mono"/>
    </style:style>
    <style:style style:name="T92" style:family="text">
      <style:text-properties fo:color="#000000" loext:opacity="100%" officeooo:rsid="00174e45" style:font-name-asian="DejaVu Sans Mono" style:font-name-complex="DejaVu Sans Mono"/>
    </style:style>
    <style:style style:name="T93" style:family="text">
      <style:text-properties fo:color="#000000" loext:opacity="100%" officeooo:rsid="00571da2" style:font-name-asian="DejaVu Sans Mono" style:font-name-complex="DejaVu Sans Mono"/>
    </style:style>
    <style:style style:name="T94" style:family="text">
      <style:text-properties fo:color="#000000" loext:opacity="100%" officeooo:rsid="00596b22" style:font-name-asian="DejaVu Sans Mono" style:font-name-complex="DejaVu Sans Mono"/>
    </style:style>
    <style:style style:name="T95" style:family="text">
      <style:text-properties fo:color="#000000" loext:opacity="100%" officeooo:rsid="005b286c" style:font-name-asian="DejaVu Sans Mono" style:font-name-complex="DejaVu Sans Mono"/>
    </style:style>
    <style:style style:name="T96" style:family="text">
      <style:text-properties fo:color="#32af76" loext:opacity="100%" officeooo:rsid="00174e45" style:font-name-asian="DejaVu Sans Mono" style:font-name-complex="DejaVu Sans Mono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adSoft EAGLE 6.1.0 színséma <text:span text:style-name="T54">KiCad-hez</text:span></text:p>
      <text:p text:style-name="P14"/>
      <text:p text:style-name="P13"><text:span text:style-name="T89">NYÁK</text:span> Tervező</text:p>
      <text:p text:style-name="P15"><text:span text:style-name="T15">Szín<text:tab/></text:span><text:span text:style-name="T20"><text:tab/>#Hex<text:tab/><text:tab/></text:span><text:span text:style-name="T2">Eagle<text:tab/><text:tab/>KiCad</text:span><text:span text:style-name="T20"><text:tab/></text:span></text:p>
      <text:p text:style-name="P1"><text:span text:style-name="T48"><text:s text:c="2"/>██</text:span><text:span text:style-name="T1"><text:tab/><text:tab/>8d2323<text:tab/></text:span><text:span text:style-name="T2">Top<text:tab/><text:tab/><text:tab/>F.Cu</text:span></text:p>
      <text:p text:style-name="P2"><text:span text:style-name="T48"><text:s text:c="2"/></text:span><text:span text:style-name="T56">██</text:span><text:span text:style-name="T1"><text:tab/><text:tab/>23238d<text:tab/></text:span><text:span text:style-name="T3">Bottom</text:span><text:span text:style-name="T2"><text:tab/><text:tab/></text:span><text:span text:style-name="T3">B.Cu</text:span></text:p>
      <text:p text:style-name="P3"><text:span text:style-name="T49"><text:s text:c="2"/></text:span><text:span text:style-name="T58">██</text:span><text:span text:style-name="T2"><text:tab/><text:tab/>238d23<text:tab/></text:span><text:span text:style-name="T4">Pads</text:span><text:span text:style-name="T2"><text:tab/><text:tab/><text:tab/>Through-hole pads</text:span></text:p>
      <text:p text:style-name="P22"><text:span text:style-name="T48"><text:s text:c="2"/></text:span><text:span text:style-name="T57">██</text:span><text:span text:style-name="T1"><text:tab/><text:tab/>238d23<text:tab/></text:span><text:span text:style-name="T4">Vias</text:span><text:span text:style-name="T2"><text:tab/><text:tab/><text:tab/></text:span><text:span text:style-name="T92">Through</text:span><text:span text:style-name="T93"> vias</text:span></text:p>
      <text:p text:style-name="P3"><text:span text:style-name="T48"><text:s text:c="2"/></text:span><text:span text:style-name="T59">██</text:span><text:span text:style-name="T1"><text:tab/><text:tab/>8d8d23<text:tab/></text:span><text:span text:style-name="T5">Unrouted</text:span><text:span text:style-name="T2"><text:tab/><text:tab/></text:span><text:span text:style-name="T5">Légvezetékek</text:span></text:p>
      <text:p text:style-name="P3"><text:span text:style-name="T48"><text:s text:c="2"/></text:span><text:span text:style-name="T60">██</text:span><text:span text:style-name="T1"><text:tab/><text:tab/>67671a<text:tab/></text:span><text:span text:style-name="T5">----</text:span><text:span text:style-name="T2"><text:tab/><text:tab/><text:tab/>No-connects</text:span></text:p>
      <text:p text:style-name="P19"><text:span text:style-name="T48"><text:s text:c="2"/></text:span><text:span text:style-name="T61">██</text:span><text:span text:style-name="T1"><text:tab/><text:tab/>b4b4b4<text:tab/></text:span><text:span text:style-name="T6">Dimension</text:span><text:span text:style-name="T2"><text:tab/><text:tab/></text:span><text:span text:style-name="T32">Edge.Cuts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7">tPlace</text:span><text:span text:style-name="T2"><text:tab/><text:tab/></text:span><text:span text:style-name="T30">F.</text:span><text:span text:style-name="T2">Silkscreen</text:span></text:p>
      <text:p text:style-name="P5"><text:span text:style-name="T48"><text:s text:c="2"/></text:span><text:span text:style-name="T62">██</text:span><text:span text:style-name="T1"><text:tab/><text:tab/>8d8d8d<text:tab/></text:span><text:span text:style-name="T8">bPlace</text:span><text:span text:style-name="T2"><text:tab/><text:tab/></text:span><text:span text:style-name="T30">B.</text:span><text:span text:style-name="T2">Silkscreen</text:span></text:p>
      <text:p text:style-name="P3"><text:span text:style-name="T48"><text:s text:c="2"/></text:span><text:span text:style-name="T61">██</text:span><text:span text:style-name="T1"><text:tab/><text:tab/>b4b4b4<text:tab/></text:span><text:span text:style-name="T9">tOrigins</text:span><text:span text:style-name="T2"><text:tab/><text:tab/>----</text:span></text:p>
      <text:p text:style-name="P3"><text:span text:style-name="T48"><text:s text:c="2"/></text:span><text:span text:style-name="T61">██</text:span><text:span text:style-name="T1"><text:tab/><text:tab/>b4b4b4<text:tab/></text:span><text:span text:style-name="T9">bOrigins</text:span><text:span text:style-name="T2"><text:tab/><text:tab/>----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10">tNames</text:span><text:span text:style-name="T2"><text:tab/><text:tab/>----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10">bNames</text:span><text:span text:style-name="T2"><text:tab/><text:tab/>----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10">tValues</text:span><text:span text:style-name="T2"><text:tab/><text:tab/>----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10">bValues</text:span><text:span text:style-name="T2"><text:tab/><text:tab/>----</text:span></text:p>
      <text:p text:style-name="P9"><text:span text:style-name="T48"><draw:frame draw:style-name="fr1" draw:name="Kép8" text:anchor-type="as-char" svg:width="0.37cm" svg:height="0.37cm" draw:z-index="7"><draw:image xlink:href="Pictures/100000010000000E0000000E09075DFAE1400770.png" xlink:type="simple" xlink:show="embed" xlink:actuate="onLoad" draw:mime-type="image/png"/></draw:frame></text:span><text:span text:style-name="T53"><text:s/></text:span><text:span text:style-name="T64">██</text:span><text:span text:style-name="T1"><text:tab/><text:tab/>444444<text:tab/></text:span><text:span text:style-name="T11">tStop</text:span><text:span text:style-name="T2"><text:tab/><text:tab/></text:span><text:span text:style-name="T31">F.Mask</text:span></text:p>
      <text:p text:style-name="P9"><text:span text:style-name="T48"><draw:frame draw:style-name="fr1" draw:name="Kép7" text:anchor-type="as-char" svg:width="0.37cm" svg:height="0.37cm" draw:z-index="6"><draw:image xlink:href="Pictures/100000010000000E0000000EE8379D450BE73CD8.png" xlink:type="simple" xlink:show="embed" xlink:actuate="onLoad" draw:mime-type="image/png"/></draw:frame></text:span><text:span text:style-name="T53"><text:s/></text:span><text:span text:style-name="T64">██</text:span><text:span text:style-name="T1"><text:tab/><text:tab/>444444<text:tab/></text:span><text:span text:style-name="T11">bStop</text:span><text:span text:style-name="T2"><text:tab/><text:tab/></text:span><text:span text:style-name="T31">B.Mask</text:span></text:p>
      <text:p text:style-name="P9"><text:span text:style-name="T48"><draw:frame draw:style-name="fr1" draw:name="Kép6" text:anchor-type="as-char" svg:width="0.37cm" svg:height="0.37cm" draw:z-index="5"><draw:image xlink:href="Pictures/100000010000000E0000000E24EB99251F6781C4.png" xlink:type="simple" xlink:show="embed" xlink:actuate="onLoad" draw:mime-type="image/png"/></draw:frame></text:span><text:span text:style-name="T53"><text:s/></text:span><text:span text:style-name="T65">██</text:span><text:span text:style-name="T1"><text:tab/><text:tab/>5c5c5c<text:tab/></text:span><text:span text:style-name="T12">tCream</text:span><text:span text:style-name="T2"><text:tab/><text:tab/></text:span><text:span text:style-name="T29">F.Paste</text:span></text:p>
      <text:p text:style-name="P9"><text:span text:style-name="T48"><draw:frame draw:style-name="fr1" draw:name="Kép5" text:anchor-type="as-char" svg:width="0.37cm" svg:height="0.37cm" draw:z-index="4"><draw:image xlink:href="Pictures/100000010000000E0000000EA53F2592EBEF15D6.png" xlink:type="simple" xlink:show="embed" xlink:actuate="onLoad" draw:mime-type="image/png"/></draw:frame></text:span><text:span text:style-name="T53"><text:s/></text:span><text:span text:style-name="T65">██</text:span><text:span text:style-name="T1"><text:tab/><text:tab/>5c5c5c<text:tab/></text:span><text:span text:style-name="T12">bCream</text:span><text:span text:style-name="T2"><text:tab/><text:tab/></text:span><text:span text:style-name="T29">B.Paste</text:span></text:p>
      <text:p text:style-name="P8"><text:span text:style-name="T48"><draw:frame draw:style-name="fr1" draw:name="Kép4" text:anchor-type="as-char" svg:width="0.37cm" svg:height="0.37cm" draw:z-index="3"><draw:image xlink:href="Pictures/100000010000000E0000000E22AB3B7107A0A568.png" xlink:type="simple" xlink:show="embed" xlink:actuate="onLoad" draw:mime-type="image/png"/></draw:frame></text:span><text:span text:style-name="T53"><text:s/></text:span><text:span text:style-name="T66">██</text:span><text:span text:style-name="T1"><text:tab/><text:tab/>44440c<text:tab/></text:span><text:span text:style-name="T13">tFinish</text:span><text:span text:style-name="T2"><text:tab/><text:tab/>----</text:span></text:p>
      <text:p text:style-name="P7"><text:span text:style-name="T48"><draw:frame draw:style-name="fr1" draw:name="Kép3" text:anchor-type="as-char" svg:width="0.37cm" svg:height="0.37cm" draw:z-index="2"><draw:image xlink:href="Pictures/100000010000000E0000000ED020E97B97E8513C.png" xlink:type="simple" xlink:show="embed" xlink:actuate="onLoad" draw:mime-type="image/png"/></draw:frame></text:span><text:span text:style-name="T53"><text:s/></text:span><text:span text:style-name="T66">██</text:span><text:span text:style-name="T1"><text:tab/><text:tab/>44440c<text:tab/></text:span><text:span text:style-name="T13">bFinish</text:span><text:span text:style-name="T2"><text:tab/><text:tab/>----</text:span></text:p>
      <text:p text:style-name="P6"><text:span text:style-name="T48"><draw:frame draw:style-name="fr1" draw:name="Kép1" text:anchor-type="as-char" svg:width="0.37cm" svg:height="0.37cm" draw:z-index="0"><draw:image xlink:href="Pictures/100000010000000E0000000E24EB99251F6781C4.png" xlink:type="simple" xlink:show="embed" xlink:actuate="onLoad" draw:mime-type="image/png"/></draw:frame></text:span><text:span text:style-name="T53"><text:s/></text:span><text:span text:style-name="T65">██</text:span><text:span text:style-name="T1"><text:tab/><text:tab/>5c5c5c<text:tab/></text:span><text:span text:style-name="T14">tGlue</text:span><text:span text:style-name="T2"><text:tab/><text:tab/></text:span><text:span text:style-name="T28">F.Adhesive</text:span></text:p>
      <text:p text:style-name="P18"><text:span text:style-name="T48"><draw:frame draw:style-name="fr1" draw:name="Kép2" text:anchor-type="as-char" svg:width="0.37cm" svg:height="0.37cm" draw:z-index="1"><draw:image xlink:href="Pictures/100000010000000E0000000EA53F2592EBEF15D6.png" xlink:type="simple" xlink:show="embed" xlink:actuate="onLoad" draw:mime-type="image/png"/></draw:frame></text:span><text:span text:style-name="T53"><text:s/></text:span><text:span text:style-name="T65">██</text:span><text:span text:style-name="T1"><text:tab/><text:tab/>5c5c5c<text:tab/></text:span><text:span text:style-name="T14">bGlue</text:span><text:span text:style-name="T2"><text:tab/><text:tab/></text:span><text:span text:style-name="T28">B.Adhesive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16">tTest</text:span><text:span text:style-name="T2"><text:tab/><text:tab/>----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16">bTest</text:span><text:span text:style-name="T2"><text:tab/><text:tab/>----</text:span></text:p>
      <text:p text:style-name="P10"><text:span text:style-name="T48"><draw:frame draw:style-name="fr1" draw:name="Kép9" text:anchor-type="as-char" svg:width="0.37cm" svg:height="0.37cm" draw:z-index="8"><draw:image xlink:href="Pictures/100000010000000E0000000E93F6F051F770C2C8.png" xlink:type="simple" xlink:show="embed" xlink:actuate="onLoad" draw:mime-type="image/png"/></draw:frame></text:span><text:span text:style-name="T53"><text:s/></text:span><text:span text:style-name="T67">██</text:span><text:span text:style-name="T1"><text:tab/><text:tab/>3c0b0a<text:tab/></text:span><text:span text:style-name="T17">tKeepout</text:span><text:span text:style-name="T2"><text:tab/><text:tab/></text:span><text:span text:style-name="T35">F.Courtyard</text:span></text:p>
      <text:p text:style-name="P21"><text:span text:style-name="T48"><draw:frame draw:style-name="fr1" draw:name="Kép10" text:anchor-type="as-char" svg:width="0.37cm" svg:height="0.37cm" draw:z-index="9"><draw:image xlink:href="Pictures/100000010000000E0000000E49840F92C44469D2.png" xlink:type="simple" xlink:show="embed" xlink:actuate="onLoad" draw:mime-type="image/png"/></draw:frame></text:span><text:span text:style-name="T53"><text:s/></text:span><text:span text:style-name="T68">██</text:span><text:span text:style-name="T1"><text:tab/><text:tab/>0b0b3b<text:tab/></text:span><text:span text:style-name="T18">b</text:span><text:span text:style-name="T17">Keepout</text:span><text:span text:style-name="T2"><text:tab/><text:tab/></text:span><text:span text:style-name="T35">B.Courtyard</text:span></text:p>
      <text:p text:style-name="P10"><text:span text:style-name="T48"><draw:frame draw:style-name="fr1" draw:name="Kép11" text:anchor-type="as-char" svg:width="0.37cm" svg:height="0.37cm" draw:z-index="10"><draw:image xlink:href="Pictures/100000010000000E0000000E82F4A65DCD7C83C3.png" xlink:type="simple" xlink:show="embed" xlink:actuate="onLoad" draw:mime-type="image/png"/></draw:frame></text:span><text:span text:style-name="T53"><text:s/></text:span><text:span text:style-name="T69">██</text:span><text:span text:style-name="T1"><text:tab/><text:tab/>2d0606<text:tab/></text:span><text:span text:style-name="T19">tRestrict</text:span><text:span text:style-name="T2"><text:tab/><text:tab/>----</text:span></text:p>
      <text:p text:style-name="P11"><text:span text:style-name="T48"><draw:frame draw:style-name="fr1" draw:name="Kép12" text:anchor-type="as-char" svg:width="0.37cm" svg:height="0.37cm" draw:z-index="11"><draw:image xlink:href="Pictures/100000010000000E0000000E82F867AC5D9A6993.png" xlink:type="simple" xlink:show="embed" xlink:actuate="onLoad" draw:mime-type="image/png"/></draw:frame></text:span><text:span text:style-name="T53"><text:s/></text:span><text:span text:style-name="T70">██</text:span><text:span text:style-name="T1"><text:tab/><text:tab/>05052c<text:tab/></text:span><text:span text:style-name="T19">bRestrict</text:span><text:span text:style-name="T2"><text:tab/><text:tab/>----</text:span></text:p>
      <text:p text:style-name="P11"><text:span text:style-name="T48"><draw:frame draw:style-name="fr1" draw:name="Kép13" text:anchor-type="as-char" svg:width="0.37cm" svg:height="0.37cm" draw:z-index="12"><draw:image xlink:href="Pictures/100000010000000E0000000EF6DE7B786A47818B.png" xlink:type="simple" xlink:show="embed" xlink:actuate="onLoad" draw:mime-type="image/png"/></draw:frame></text:span><text:span text:style-name="T53"><text:s/></text:span><text:span text:style-name="T71">██</text:span><text:span text:style-name="T1"><text:tab/><text:tab/>0a2c08<text:tab/></text:span><text:span text:style-name="T19">vRestrict</text:span><text:span text:style-name="T2"><text:tab/><text:tab/>----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21">Drills</text:span><text:span text:style-name="T2"><text:tab/><text:tab/>----</text:span></text:p>
      <text:p text:style-name="P22"><text:span text:style-name="T48"><text:s text:c="2"/></text:span><text:span text:style-name="T62">██</text:span><text:span text:style-name="T1"><text:tab/><text:tab/>8d8d8d<text:tab/></text:span><text:span text:style-name="T21">Holes</text:span><text:span text:style-name="T2"><text:tab/><text:tab/></text:span><text:span text:style-name="T92">Via holes</text:span></text:p>
      <text:p text:style-name="P3"><text:span text:style-name="T48"><text:s text:c="2"/></text:span><text:span text:style-name="T72">██</text:span><text:span text:style-name="T1"><text:tab/><text:tab/>238d8d<text:tab/></text:span><text:span text:style-name="T21">Milling</text:span><text:span text:style-name="T2"><text:tab/><text:tab/>----</text:span></text:p>
      <text:p text:style-name="P20"><text:span text:style-name="T48"><text:s text:c="2"/></text:span><text:span text:style-name="T62">██</text:span><text:span text:style-name="T1"><text:tab/><text:tab/>8d8d8d<text:tab/></text:span><text:span text:style-name="T21">Measures</text:span><text:span text:style-name="T2"><text:tab/><text:tab/>Margin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21">Documents</text:span><text:span text:style-name="T2"><text:tab/><text:tab/>----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22">Reference<text:tab/></text:span><text:span text:style-name="T2"><text:tab/>----</text:span></text:p>
      <text:p text:style-name="P3"><text:span text:style-name="T48"><text:s text:c="2"/></text:span><text:span text:style-name="T62">██</text:span><text:span text:style-name="T1"><text:tab/><text:tab/>8d8d8d<text:tab/></text:span><text:span text:style-name="T22">tDocu</text:span><text:span text:style-name="T2"><text:tab/><text:tab/></text:span><text:span text:style-name="T36">F.Fab</text:span></text:p>
      <text:p text:style-name="P4"><text:span text:style-name="T49"><text:s text:c="2"/></text:span><text:span text:style-name="T63">██</text:span><text:span text:style-name="T2"><text:tab/><text:tab/>8d8d8d<text:tab/></text:span><text:span text:style-name="T23">b</text:span><text:span text:style-name="T24">D</text:span><text:span text:style-name="T23">ocu</text:span><text:span text:style-name="T2"><text:tab/><text:tab/></text:span><text:span text:style-name="T36">B.Fab</text:span></text:p>
      <text:p text:style-name="P32"><text:span text:style-name="T1">Ablak: Fekete háttér</text:span></text:p>
      <text:p text:style-name="P4"><text:span text:style-name="T48"><text:s text:c="2"/></text:span><text:span text:style-name="T55">██</text:span><text:span text:style-name="T1"><text:tab/><text:tab/>000000<text:tab/></text:span><text:span text:style-name="T25">Paletta</text:span><text:span text:style-name="T2"><text:tab/><text:tab/></text:span><text:span text:style-name="T27">Háttér</text:span></text:p>
      <text:p text:style-name="P25"><text:span text:style-name="T48"><text:s text:c="2"/></text:span><text:span text:style-name="T62">██</text:span><text:span text:style-name="T1"><text:tab/><text:tab/>8d8d8d<text:tab/></text:span><text:span text:style-name="T25">Rács pöttyök</text:span><text:span text:style-name="T2"><text:tab/></text:span><text:span text:style-name="T40">Rácsméretek</text:span></text:p>
      <text:p text:style-name="P25"><text:span text:style-name="T48"><text:s text:c="2"/></text:span><text:span text:style-name="T77">██</text:span><text:span text:style-name="T1"><text:tab/><text:tab/>272727<text:tab/></text:span><text:span text:style-name="T25">Rács vonalak</text:span><text:span text:style-name="T2"><text:tab/></text:span><text:span text:style-name="T40">Rácsméretek</text:span></text:p>
      <text:p text:style-name="P33"><text:span text:style-name="T74"/></text:p>
      <text:p text:style-name="P33"><text:span text:style-name="T73">Ablak: Fhér háttér</text:span></text:p>
      <text:p text:style-name="P17"><text:span text:style-name="T48"><text:s text:c="2"/></text:span><text:span text:style-name="T75">██</text:span><text:span text:style-name="T1"><text:tab/><text:tab/>ffffff<text:tab/></text:span><text:span text:style-name="T25">Paletta</text:span><text:span text:style-name="T2"><text:tab/><text:tab/></text:span><text:span text:style-name="T39">Háttér</text:span></text:p>
      <text:p text:style-name="P17"><text:span text:style-name="T48"><text:s text:c="2"/></text:span><text:span text:style-name="T78">██</text:span><text:span text:style-name="T1"><text:tab/><text:tab/>a5a5a5<text:tab/></text:span><text:span text:style-name="T25">Rács pöttyök</text:span><text:span text:style-name="T2"><text:tab/></text:span><text:span text:style-name="T40">Rácsméretek</text:span></text:p>
      <text:p text:style-name="P25"><text:span text:style-name="T48"><text:s text:c="2"/></text:span><text:span text:style-name="T81">██</text:span><text:span text:style-name="T1"><text:tab/><text:tab/>e6e6e6<text:tab/></text:span><text:span text:style-name="T25">Rács vonalak</text:span><text:span text:style-name="T2"><text:tab/></text:span><text:span text:style-name="T40">Rácsméretek</text:span></text:p>
      <text:p text:style-name="P4"><text:span text:style-name="T2"/></text:p>
      <text:p text:style-name="P33"><text:span text:style-name="T73">Ablak: Színes háttér</text:span></text:p>
      <text:p text:style-name="P26"><text:span text:style-name="T48"><text:s text:c="2"/></text:span><text:span text:style-name="T76">██</text:span><text:span text:style-name="T1"><text:tab/><text:tab/>eeeece<text:tab/></text:span><text:span text:style-name="T25">Paletta</text:span><text:span text:style-name="T2"><text:tab/><text:tab/></text:span><text:span text:style-name="T39">Háttér</text:span></text:p>
      <text:p text:style-name="P26"><text:span text:style-name="T48"><text:s text:c="2"/></text:span><text:span text:style-name="T82">██</text:span><text:span text:style-name="T1"><text:tab/><text:tab/>a0a097<text:tab/></text:span><text:span text:style-name="T25">Rács pöttyök</text:span><text:span text:style-name="T2"><text:tab/></text:span><text:span text:style-name="T40">Rácsméretek</text:span></text:p>
      <text:p text:style-name="P26"><text:span text:style-name="T49"><text:s text:c="2"/></text:span><text:span text:style-name="T83">██</text:span><text:span text:style-name="T2"><text:tab/><text:tab/>dcdcc8<text:tab/></text:span><text:span text:style-name="T25">Rács vonalak</text:span><text:span text:style-name="T2"><text:tab/></text:span><text:span text:style-name="T40">Rácsméretek</text:span></text:p>
      <text:p text:style-name="P4"><text:span text:style-name="T2"/></text:p>
      <text:p text:style-name="P34"><text:span text:style-name="T74">K</text:span><text:span text:style-name="T73">apcsolási rajz tervező</text:span></text:p>
      <text:p text:style-name="P4"><text:span text:style-name="T48"><text:s text:c="2"/></text:span><text:span text:style-name="T84">██</text:span><text:span text:style-name="T1"><text:tab/><text:tab/>4ba54b<text:tab/></text:span><text:span text:style-name="T26">Nets</text:span><text:span text:style-name="T2"><text:tab/><text:tab/><text:tab/></text:span><text:span text:style-name="T41">Wires</text:span></text:p>
      <text:p text:style-name="P4"><text:span text:style-name="T48"><text:s text:c="2"/></text:span><text:span text:style-name="T85">██</text:span><text:span text:style-name="T1"><text:tab/><text:tab/>4b4ba5<text:tab/></text:span><text:span text:style-name="T26">Busses</text:span><text:span text:style-name="T2"><text:tab/><text:tab/></text:span><text:span text:style-name="T41">Buses</text:span></text:p>
      <text:p text:style-name="P4"><text:span text:style-name="T48"><text:s text:c="2"/></text:span><text:span text:style-name="T84">██</text:span><text:span text:style-name="T1"><text:tab/><text:tab/>4ba54b<text:tab/></text:span><text:span text:style-name="T26">Pins</text:span><text:span text:style-name="T2"><text:tab/><text:tab/><text:tab/></text:span></text:p>
      <text:p text:style-name="P4"><text:span text:style-name="T48"><text:s text:c="2"/></text:span><text:span text:style-name="T86">██</text:span><text:span text:style-name="T1"><text:tab/><text:tab/>a54b4b<text:tab/></text:span><text:span text:style-name="T26">Symbols</text:span><text:span text:style-name="T2"><text:tab/><text:tab/></text:span><text:span text:style-name="T42">Symbol body outline</text:span></text:p>
      <text:p text:style-name="P27"><text:span text:style-name="T50"><text:s text:c="2"/></text:span><text:span text:style-name="T87">██</text:span><text:span text:style-name="T42"><text:tab/><text:tab/>a54b4b<text:tab/></text:span><text:span text:style-name="T26">Symbols</text:span><text:span text:style-name="T2"><text:tab/><text:tab/></text:span><text:span text:style-name="T42">Pins</text:span></text:p>
      <text:p text:style-name="P29"><text:span text:style-name="T48"><text:s text:c="2"/></text:span><text:span text:style-name="T78">██</text:span><text:span text:style-name="T1"><text:tab/><text:tab/>a5a5a5<text:tab/></text:span><text:span text:style-name="T26">Names</text:span><text:span text:style-name="T2"><text:tab/><text:tab/></text:span><text:span text:style-name="T42">Pin </text:span><text:span text:style-name="T46">numbers</text:span></text:p>
      <text:p text:style-name="P4"><text:span text:style-name="T48"><text:s text:c="2"/></text:span><text:span text:style-name="T78">██</text:span><text:span text:style-name="T1"><text:tab/><text:tab/>a5a5a5<text:tab/></text:span><text:span text:style-name="T26">Names</text:span><text:span text:style-name="T2"><text:tab/><text:tab/></text:span><text:span text:style-name="T43">Pin names</text:span></text:p>
      <text:p text:style-name="P28"><text:span text:style-name="T51"><text:s text:c="2"/></text:span><text:span text:style-name="T79">██</text:span><text:span text:style-name="T43"><text:tab/><text:tab/>a5a5a5<text:tab/></text:span><text:span text:style-name="T26">Names</text:span><text:span text:style-name="T2"><text:tab/><text:tab/></text:span><text:span text:style-name="T45">Hierarchical labels</text:span></text:p>
      <text:p text:style-name="P30"><text:span text:style-name="T51"><text:s text:c="2"/></text:span><text:span text:style-name="T79">██</text:span><text:span text:style-name="T43"><text:tab/><text:tab/>a5a5a5<text:tab/></text:span><text:span text:style-name="T26">Names</text:span><text:span text:style-name="T2"><text:tab/><text:tab/></text:span><text:span text:style-name="T47">Symbol references</text:span></text:p>
      <text:p text:style-name="P4"><text:span text:style-name="T48"><text:s text:c="2"/></text:span><text:span text:style-name="T78">██</text:span><text:span text:style-name="T1"><text:tab/><text:tab/>a5a5a5<text:tab/></text:span><text:span text:style-name="T26">Values</text:span><text:span text:style-name="T2"><text:tab/><text:tab/></text:span><text:span text:style-name="T44">Symbol values</text:span></text:p>
      <text:p text:style-name="P4"><text:span text:style-name="T48"><text:s text:c="2"/></text:span><text:span text:style-name="T78">██</text:span><text:span text:style-name="T1"><text:tab/><text:tab/>a5a5a5<text:tab/></text:span><text:span text:style-name="T26">Info</text:span><text:span text:style-name="T2"><text:tab/><text:tab/><text:tab/></text:span><text:span text:style-name="T44">Helper items</text:span></text:p>
      <text:p text:style-name="P28"><text:span text:style-name="T52"><text:s text:c="2"/></text:span><text:span text:style-name="T80">██</text:span><text:span text:style-name="T44"><text:tab/><text:tab/>a5a5a5<text:tab/></text:span><text:span text:style-name="T26">Info</text:span><text:span text:style-name="T2"><text:tab/><text:tab/><text:tab/></text:span><text:span text:style-name="T45">Labels</text:span></text:p>
      <text:p text:style-name="P29"><text:span text:style-name="T52"><text:s text:c="2"/></text:span><text:span text:style-name="T80">██</text:span><text:span text:style-name="T44"><text:tab/><text:tab/>a5a5a5<text:tab/></text:span><text:span text:style-name="T26">Info</text:span><text:span text:style-name="T2"><text:tab/><text:tab/><text:tab/></text:span><text:span text:style-name="T46">Global l</text:span><text:span text:style-name="T45">abels</text:span></text:p>
      <text:p text:style-name="P29"><text:span text:style-name="T52"><text:s text:c="2"/></text:span><text:span text:style-name="T80">██</text:span><text:span text:style-name="T44"><text:tab/><text:tab/>a5a5a5<text:tab/></text:span><text:span text:style-name="T26">Info</text:span><text:span text:style-name="T2"><text:tab/><text:tab/><text:tab/></text:span><text:span text:style-name="T46">Schematic text &amp; graphics</text:span></text:p>
      <text:p text:style-name="P4"><text:span text:style-name="T48"><text:s text:c="2"/></text:span><text:span text:style-name="T88">██</text:span><text:span text:style-name="T1"><text:tab/><text:tab/>a5a54b<text:tab/></text:span><text:span text:style-name="T26">Guide</text:span><text:span text:style-name="T2"><text:tab/><text:tab/>----</text:span></text:p>
      <text:p text:style-name="P4"><text:span text:style-name="T2"/></text:p>
      <text:p text:style-name="P31"><text:span text:style-name="T33">NYÁK</text:span><text:span text:style-name="T74"> Tervező </text:span><text:span text:style-name="T34">csak KiCad-ben definiált rétegek</text:span></text:p>
      <text:p text:style-name="P24"><text:span text:style-name="T48"><text:s text:c="2"/></text:span><text:span text:style-name="T90">██</text:span><text:span text:style-name="T1"><text:tab/><text:tab/>1dfebf<text:tab/>----<text:tab/><text:tab/></text:span><text:span text:style-name="T2"><text:tab/></text:span><text:span text:style-name="T37">bl/buried vias </text:span><text:span text:style-name="T38">(</text:span><text:span text:style-name="T37">Blind/Buried Vias</text:span><text:span text:style-name="T38">)</text:span></text:p>
      <text:p text:style-name="P23"><text:span text:style-name="T49"><text:s text:c="2"/></text:span><text:span text:style-name="T63">██</text:span><text:span text:style-name="T92"><text:tab/><text:tab/>8d8d8d<text:tab/></text:span><text:span text:style-name="T93">----<text:tab/><text:tab/></text:span><text:span text:style-name="T92"><text:tab/></text:span><text:span text:style-name="T95">Drawing she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20:33:44.527895879</meta:creation-date>
    <dc:date>2022-02-19T17:36:13.080296133</dc:date>
    <meta:editing-duration>P2DT12H36M2S</meta:editing-duration>
    <meta:editing-cycles>69</meta:editing-cycles>
    <meta:generator>LibreOffice/7.3.0.3$Linux_X86_64 LibreOffice_project/30$Build-3</meta:generator>
    <meta:document-statistic meta:table-count="0" meta:image-count="13" meta:object-count="0" meta:page-count="2" meta:paragraph-count="72" meta:word-count="309" meta:character-count="2122" meta:non-whitespace-character-count="1631"/>
  </office:meta>
</office:document-meta>
</file>